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605.93pt" svg:height="449.52pt" svg:x="92.13pt" svg:y="3pt">
            <loext:p draw:notify-on-update-of-ranges="output.A1:output.A1820 output.B1:output.B18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14156" calcext:value-type="float">
            <text:p>11415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555566" calcext:value-type="float">
            <text:p>55556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0221" calcext:value-type="float">
            <text:p>30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6T15:28:28.438429056</dc:date>
    <dc:creator>Edison Caldwell</dc:creator>
    <meta:editing-duration>PT11M16S</meta:editing-duration>
    <meta:editing-cycles>1</meta:editing-cycles>
    <meta:document-statistic meta:table-count="1" meta:cell-count="3639" meta:object-count="1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stroke-dash="Fine_20_Dott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 svg:stroke-opacity="6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77cm" svg:height="15.859cm" xlink:href=".." xlink:type="simple" chart:class="chart:scatter" chart:style-name="ch1">
        <chart:title svg:x="8.501cm" svg:y="0.453cm" chart:style-name="ch2">
          <text:p>TripleSum Run Times</text:p>
        </chart:title>
        <chart:legend chart:legend-position="end" svg:x="17.255cm" svg:y="7.381cm" style:legend-expansion="high" chart:style-name="ch3"/>
        <chart:plot-area chart:style-name="ch4" table:cell-range-address="output.A1:output.B1820" svg:x="1.438cm" svg:y="1.549cm" svg:width="15.39cm" svg:height="13.012cm">
          <chartooo:coordinate-region svg:x="2.8cm" svg:y="1.748cm" svg:width="13.471cm" svg:height="12.166cm"/>
          <chart:axis chart:dimension="x" chart:name="primary-x" chart:style-name="ch5">
            <chart:title svg:x="8.467cm" svg:y="14.878cm" chart:style-name="ch6">
              <text:p>List Size</text:p>
            </chart:title>
          </chart:axis>
          <chart:axis chart:dimension="y" chart:name="primary-y" chart:style-name="ch5">
            <chart:title svg:x="0.451cm" svg:y="8.456cm" chart:style-name="ch7">
              <text:p>Time</text:p>
            </chart:title>
            <chart:grid chart:style-name="ch8" chart:class="major"/>
          </chart:axis>
          <chart:series chart:style-name="ch9" chart:values-cell-range-address="output.B1:output.B1820" chart:class="chart:scatter">
            <chart:domain table:cell-range-address="output.A1:output.A1820"/>
            <chart:regression-curve chart:style-name="ch10">
              <chart:equation chart:display-equation="true" chart:display-r-square="false"/>
            </chart:regression-curve>
            <chart:data-point chart:repeated="18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utput.A1:output.A1820</svg:desc>
                </draw:g>
              </table:table-cell>
              <table:table-cell office:value-type="float" office:value="0">
                <text:p>0</text:p>
                <draw:g>
                  <svg:desc>output.B1:output.B18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">
                <text:p>50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">
                <text:p>50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">
                <text:p>50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">
                <text:p>50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">
                <text:p>50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">
                <text:p>50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">
                <text:p>5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">
                <text:p>50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">
                <text:p>50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">
                <text:p>5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">
                <text:p>51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">
                <text:p>51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">
                <text:p>5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">
                <text:p>5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">
                <text:p>51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">
                <text:p>5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">
                <text:p>5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">
                <text:p>5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">
                <text:p>51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">
                <text:p>5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">
                <text:p>52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">
                <text:p>5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">
                <text:p>5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">
                <text:p>52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">
                <text:p>52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">
                <text:p>52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">
                <text:p>5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">
                <text:p>52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">
                <text:p>52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">
                <text:p>53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">
                <text:p>53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">
                <text:p>53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">
                <text:p>5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">
                <text:p>5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">
                <text:p>53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">
                <text:p>53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">
                <text:p>53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">
                <text:p>53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">
                <text:p>53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">
                <text:p>54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">
                <text:p>54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">
                <text:p>5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">
                <text:p>5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">
                <text:p>54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">
                <text:p>54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">
                <text:p>54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">
                <text:p>54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">
                <text:p>5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">
                <text:p>5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">
                <text:p>55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">
                <text:p>55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">
                <text:p>55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">
                <text:p>55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">
                <text:p>55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">
                <text:p>55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">
                <text:p>55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">
                <text:p>55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">
                <text:p>55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">
                <text:p>5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">
                <text:p>56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">
                <text:p>56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">
                <text:p>56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">
                <text:p>56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">
                <text:p>56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">
                <text:p>56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">
                <text:p>56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">
                <text:p>56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">
                <text:p>56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">
                <text:p>57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">
                <text:p>5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">
                <text:p>57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">
                <text:p>57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">
                <text:p>57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">
                <text:p>57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">
                <text:p>57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">
                <text:p>57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">
                <text:p>57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">
                <text:p>57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">
                <text:p>58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">
                <text:p>58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">
                <text:p>58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">
                <text:p>58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">
                <text:p>58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">
                <text:p>58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">
                <text:p>58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">
                <text:p>58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">
                <text:p>58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">
                <text:p>58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">
                <text:p>59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">
                <text:p>59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">
                <text:p>5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">
                <text:p>59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">
                <text:p>59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">
                <text:p>59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">
                <text:p>59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">
                <text:p>59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">
                <text:p>59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">
                <text:p>5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">
                <text:p>6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">
                <text:p>60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">
                <text:p>60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">
                <text:p>60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">
                <text:p>60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">
                <text:p>60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">
                <text:p>60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">
                <text:p>60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">
                <text:p>60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">
                <text:p>60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">
                <text:p>6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">
                <text:p>6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">
                <text:p>61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">
                <text:p>61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">
                <text:p>61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">
                <text:p>61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">
                <text:p>61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">
                <text:p>6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">
                <text:p>61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">
                <text:p>61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">
                <text:p>62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">
                <text:p>62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">
                <text:p>62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">
                <text:p>62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">
                <text:p>6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">
                <text:p>62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">
                <text:p>62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">
                <text:p>62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">
                <text:p>62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">
                <text:p>62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">
                <text:p>6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">
                <text:p>63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">
                <text:p>63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">
                <text:p>6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">
                <text:p>63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">
                <text:p>63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">
                <text:p>63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">
                <text:p>63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">
                <text:p>63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">
                <text:p>63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">
                <text:p>64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">
                <text:p>64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">
                <text:p>64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">
                <text:p>6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">
                <text:p>64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">
                <text:p>64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">
                <text:p>64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">
                <text:p>64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">
                <text:p>64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">
                <text:p>64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">
                <text:p>65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">
                <text:p>65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">
                <text:p>65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">
                <text:p>65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">
                <text:p>65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">
                <text:p>65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">
                <text:p>65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">
                <text:p>65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">
                <text:p>65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">
                <text:p>65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">
                <text:p>66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">
                <text:p>66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">
                <text:p>66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">
                <text:p>66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">
                <text:p>66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">
                <text:p>66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">
                <text:p>66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">
                <text:p>66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">
                <text:p>66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">
                <text:p>66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">
                <text:p>67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">
                <text:p>67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">
                <text:p>67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">
                <text:p>67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">
                <text:p>67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">
                <text:p>67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">
                <text:p>67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">
                <text:p>67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">
                <text:p>67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">
                <text:p>67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">
                <text:p>68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">
                <text:p>68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">
                <text:p>68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">
                <text:p>68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">
                <text:p>68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">
                <text:p>68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">
                <text:p>68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">
                <text:p>68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">
                <text:p>68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">
                <text:p>68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">
                <text:p>69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">
                <text:p>69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">
                <text:p>69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">
                <text:p>69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">
                <text:p>69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">
                <text:p>69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">
                <text:p>69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">
                <text:p>69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">
                <text:p>69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">
                <text:p>69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">
                <text:p>70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">
                <text:p>70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">
                <text:p>7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">
                <text:p>70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">
                <text:p>70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">
                <text:p>70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">
                <text:p>70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">
                <text:p>70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">
                <text:p>70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">
                <text:p>70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">
                <text:p>71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">
                <text:p>71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">
                <text:p>7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">
                <text:p>71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">
                <text:p>71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">
                <text:p>71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">
                <text:p>71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">
                <text:p>71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">
                <text:p>71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">
                <text:p>71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">
                <text:p>72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">
                <text:p>72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">
                <text:p>72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">
                <text:p>72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">
                <text:p>72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">
                <text:p>72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">
                <text:p>72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">
                <text:p>72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">
                <text:p>72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">
                <text:p>72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">
                <text:p>73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">
                <text:p>73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">
                <text:p>73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">
                <text:p>73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">
                <text:p>73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">
                <text:p>73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">
                <text:p>73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">
                <text:p>73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">
                <text:p>73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">
                <text:p>73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">
                <text:p>7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">
                <text:p>74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">
                <text:p>74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">
                <text:p>74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">
                <text:p>74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">
                <text:p>74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">
                <text:p>74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">
                <text:p>74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">
                <text:p>74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">
                <text:p>74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">
                <text:p>7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">
                <text:p>75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">
                <text:p>75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">
                <text:p>75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">
                <text:p>75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">
                <text:p>75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">
                <text:p>7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">
                <text:p>75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">
                <text:p>75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">
                <text:p>75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">
                <text:p>76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">
                <text:p>76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">
                <text:p>76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">
                <text:p>76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">
                <text:p>76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">
                <text:p>76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">
                <text:p>76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">
                <text:p>76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">
                <text:p>76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">
                <text:p>76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">
                <text:p>77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">
                <text:p>77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">
                <text:p>77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">
                <text:p>77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">
                <text:p>7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">
                <text:p>77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">
                <text:p>77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">
                <text:p>77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">
                <text:p>77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">
                <text:p>779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">
                <text:p>78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">
                <text:p>78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">
                <text:p>78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">
                <text:p>78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">
                <text:p>78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">
                <text:p>78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">
                <text:p>78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">
                <text:p>78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">
                <text:p>78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">
                <text:p>78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">
                <text:p>79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">
                <text:p>79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">
                <text:p>79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">
                <text:p>79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">
                <text:p>79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">
                <text:p>79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">
                <text:p>79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">
                <text:p>79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">
                <text:p>79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">
                <text:p>79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635">
                <text:p>56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636">
                <text:p>56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37">
                <text:p>56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638">
                <text:p>56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639">
                <text:p>56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640">
                <text:p>56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641">
                <text:p>56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642">
                <text:p>56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643">
                <text:p>56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644">
                <text:p>56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645">
                <text:p>56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46">
                <text:p>56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647">
                <text:p>56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648">
                <text:p>56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649">
                <text:p>56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650">
                <text:p>56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51">
                <text:p>56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652">
                <text:p>56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653">
                <text:p>5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654">
                <text:p>56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55">
                <text:p>56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656">
                <text:p>56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657">
                <text:p>56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658">
                <text:p>56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659">
                <text:p>56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660">
                <text:p>56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61">
                <text:p>56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662">
                <text:p>56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663">
                <text:p>56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664">
                <text:p>56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665">
                <text:p>56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666">
                <text:p>56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667">
                <text:p>56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668">
                <text:p>56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669">
                <text:p>56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670">
                <text:p>56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671">
                <text:p>56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672">
                <text:p>56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73">
                <text:p>56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674">
                <text:p>56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675">
                <text:p>56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76">
                <text:p>56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677">
                <text:p>56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678">
                <text:p>56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679">
                <text:p>56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80">
                <text:p>56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681">
                <text:p>56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82">
                <text:p>56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83">
                <text:p>56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84">
                <text:p>56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85">
                <text:p>56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86">
                <text:p>56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87">
                <text:p>56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88">
                <text:p>56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89">
                <text:p>5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90">
                <text:p>56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91">
                <text:p>56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92">
                <text:p>56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93">
                <text:p>56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94">
                <text:p>56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95">
                <text:p>56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96">
                <text:p>56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97">
                <text:p>56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698">
                <text:p>56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699">
                <text:p>56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00">
                <text:p>57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01">
                <text:p>57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02">
                <text:p>5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03">
                <text:p>5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04">
                <text:p>57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05">
                <text:p>57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06">
                <text:p>57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07">
                <text:p>57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08">
                <text:p>57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09">
                <text:p>57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10">
                <text:p>57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11">
                <text:p>57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12">
                <text:p>57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13">
                <text:p>57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714">
                <text:p>57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715">
                <text:p>57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716">
                <text:p>57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717">
                <text:p>57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718">
                <text:p>57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719">
                <text:p>57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720">
                <text:p>57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721">
                <text:p>57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722">
                <text:p>57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723">
                <text:p>57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724">
                <text:p>57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725">
                <text:p>57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726">
                <text:p>57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727">
                <text:p>57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728">
                <text:p>57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729">
                <text:p>57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30">
                <text:p>57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731">
                <text:p>57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732">
                <text:p>57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733">
                <text:p>57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734">
                <text:p>57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735">
                <text:p>57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736">
                <text:p>57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737">
                <text:p>57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738">
                <text:p>57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39">
                <text:p>57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740">
                <text:p>57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741">
                <text:p>57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742">
                <text:p>57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743">
                <text:p>57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744">
                <text:p>57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745">
                <text:p>57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746">
                <text:p>5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747">
                <text:p>57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748">
                <text:p>57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749">
                <text:p>57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750">
                <text:p>57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751">
                <text:p>57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752">
                <text:p>57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753">
                <text:p>57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754">
                <text:p>57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755">
                <text:p>57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756">
                <text:p>57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757">
                <text:p>57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758">
                <text:p>57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759">
                <text:p>5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760">
                <text:p>57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761">
                <text:p>57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62">
                <text:p>57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763">
                <text:p>57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764">
                <text:p>57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765">
                <text:p>57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766">
                <text:p>57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767">
                <text:p>57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768">
                <text:p>57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769">
                <text:p>57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770">
                <text:p>57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771">
                <text:p>57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772">
                <text:p>57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773">
                <text:p>57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774">
                <text:p>57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775">
                <text:p>57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776">
                <text:p>57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777">
                <text:p>57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778">
                <text:p>57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779">
                <text:p>5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780">
                <text:p>5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781">
                <text:p>57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782">
                <text:p>57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783">
                <text:p>57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784">
                <text:p>57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785">
                <text:p>57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786">
                <text:p>57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787">
                <text:p>57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788">
                <text:p>57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789">
                <text:p>57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90">
                <text:p>57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791">
                <text:p>57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792">
                <text:p>57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793">
                <text:p>57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794">
                <text:p>57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795">
                <text:p>57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796">
                <text:p>57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797">
                <text:p>57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798">
                <text:p>579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799">
                <text:p>57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800">
                <text:p>58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801">
                <text:p>58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802">
                <text:p>58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803">
                <text:p>5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04">
                <text:p>58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805">
                <text:p>58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806">
                <text:p>58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807">
                <text:p>58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808">
                <text:p>58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809">
                <text:p>58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810">
                <text:p>58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811">
                <text:p>58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812">
                <text:p>58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813">
                <text:p>58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814">
                <text:p>58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15">
                <text:p>58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816">
                <text:p>58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817">
                <text:p>58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818">
                <text:p>58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819">
                <text:p>58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820">
                <text:p>58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821">
                <text:p>58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822">
                <text:p>58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823">
                <text:p>5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824">
                <text:p>58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825">
                <text:p>58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826">
                <text:p>58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827">
                <text:p>58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828">
                <text:p>58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829">
                <text:p>58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830">
                <text:p>58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831">
                <text:p>58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832">
                <text:p>5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833">
                <text:p>5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834">
                <text:p>58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835">
                <text:p>58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836">
                <text:p>58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837">
                <text:p>58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838">
                <text:p>58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839">
                <text:p>58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840">
                <text:p>58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841">
                <text:p>58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842">
                <text:p>58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843">
                <text:p>58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844">
                <text:p>58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845">
                <text:p>58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846">
                <text:p>58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847">
                <text:p>5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848">
                <text:p>58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849">
                <text:p>58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850">
                <text:p>58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851">
                <text:p>58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852">
                <text:p>58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853">
                <text:p>58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854">
                <text:p>58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855">
                <text:p>58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856">
                <text:p>5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857">
                <text:p>58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858">
                <text:p>58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59">
                <text:p>58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860">
                <text:p>58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861">
                <text:p>58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862">
                <text:p>58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863">
                <text:p>58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864">
                <text:p>58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865">
                <text:p>58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866">
                <text:p>58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867">
                <text:p>58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868">
                <text:p>58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869">
                <text:p>58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870">
                <text:p>58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871">
                <text:p>58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872">
                <text:p>58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873">
                <text:p>58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874">
                <text:p>58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875">
                <text:p>58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876">
                <text:p>58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877">
                <text:p>58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878">
                <text:p>58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879">
                <text:p>58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880">
                <text:p>58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881">
                <text:p>58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882">
                <text:p>58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883">
                <text:p>58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884">
                <text:p>58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885">
                <text:p>58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886">
                <text:p>58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887">
                <text:p>58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888">
                <text:p>58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889">
                <text:p>58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890">
                <text:p>58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891">
                <text:p>58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892">
                <text:p>58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893">
                <text:p>58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894">
                <text:p>5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895">
                <text:p>5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896">
                <text:p>58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897">
                <text:p>58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898">
                <text:p>58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899">
                <text:p>58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900">
                <text:p>59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901">
                <text:p>59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902">
                <text:p>59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903">
                <text:p>5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904">
                <text:p>59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905">
                <text:p>59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906">
                <text:p>59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907">
                <text:p>59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908">
                <text:p>59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909">
                <text:p>59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910">
                <text:p>5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911">
                <text:p>59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12">
                <text:p>59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13">
                <text:p>59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914">
                <text:p>59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915">
                <text:p>59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916">
                <text:p>59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917">
                <text:p>59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918">
                <text:p>59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919">
                <text:p>59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920">
                <text:p>5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921">
                <text:p>59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922">
                <text:p>59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923">
                <text:p>59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924">
                <text:p>59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925">
                <text:p>59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926">
                <text:p>59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927">
                <text:p>59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928">
                <text:p>59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929">
                <text:p>5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930">
                <text:p>59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931">
                <text:p>59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932">
                <text:p>59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933">
                <text:p>59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934">
                <text:p>59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935">
                <text:p>59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936">
                <text:p>59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937">
                <text:p>59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938">
                <text:p>59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939">
                <text:p>59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940">
                <text:p>59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941">
                <text:p>59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942">
                <text:p>59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943">
                <text:p>5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944">
                <text:p>59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945">
                <text:p>5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946">
                <text:p>59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947">
                <text:p>59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948">
                <text:p>59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949">
                <text:p>59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950">
                <text:p>59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951">
                <text:p>59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952">
                <text:p>59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953">
                <text:p>59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954">
                <text:p>59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955">
                <text:p>59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956">
                <text:p>59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957">
                <text:p>59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958">
                <text:p>5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959">
                <text:p>59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960">
                <text:p>59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961">
                <text:p>59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962">
                <text:p>59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963">
                <text:p>59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964">
                <text:p>59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965">
                <text:p>59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966">
                <text:p>59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967">
                <text:p>59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968">
                <text:p>59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969">
                <text:p>59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970">
                <text:p>59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971">
                <text:p>59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972">
                <text:p>59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973">
                <text:p>59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974">
                <text:p>59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975">
                <text:p>59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976">
                <text:p>59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977">
                <text:p>59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978">
                <text:p>59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979">
                <text:p>59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980">
                <text:p>59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981">
                <text:p>5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982">
                <text:p>59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983">
                <text:p>59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984">
                <text:p>59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985">
                <text:p>59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986">
                <text:p>59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987">
                <text:p>59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988">
                <text:p>59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989">
                <text:p>59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990">
                <text:p>59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991">
                <text:p>59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992">
                <text:p>59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993">
                <text:p>59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994">
                <text:p>59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995">
                <text:p>59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996">
                <text:p>59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97">
                <text:p>59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998">
                <text:p>59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999">
                <text:p>59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000">
                <text:p>6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001">
                <text:p>60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002">
                <text:p>60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003">
                <text:p>60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004">
                <text:p>60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005">
                <text:p>60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006">
                <text:p>6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007">
                <text:p>60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008">
                <text:p>60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009">
                <text:p>60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010">
                <text:p>60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011">
                <text:p>60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012">
                <text:p>60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013">
                <text:p>60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014">
                <text:p>60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015">
                <text:p>6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016">
                <text:p>60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017">
                <text:p>6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018">
                <text:p>60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019">
                <text:p>60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020">
                <text:p>60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021">
                <text:p>60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022">
                <text:p>60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023">
                <text:p>60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024">
                <text:p>60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025">
                <text:p>60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026">
                <text:p>60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027">
                <text:p>60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028">
                <text:p>60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029">
                <text:p>60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030">
                <text:p>60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031">
                <text:p>60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032">
                <text:p>60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033">
                <text:p>60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034">
                <text:p>60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35">
                <text:p>60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36">
                <text:p>60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37">
                <text:p>60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38">
                <text:p>60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39">
                <text:p>60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40">
                <text:p>60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41">
                <text:p>60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42">
                <text:p>60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43">
                <text:p>60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4">
                <text:p>60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45">
                <text:p>60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46">
                <text:p>60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47">
                <text:p>60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48">
                <text:p>60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49">
                <text:p>60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50">
                <text:p>60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51">
                <text:p>60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52">
                <text:p>60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53">
                <text:p>60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54">
                <text:p>60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055">
                <text:p>60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056">
                <text:p>60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057">
                <text:p>60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058">
                <text:p>60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059">
                <text:p>60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060">
                <text:p>60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061">
                <text:p>60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062">
                <text:p>60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063">
                <text:p>60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064">
                <text:p>60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065">
                <text:p>60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066">
                <text:p>60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067">
                <text:p>60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068">
                <text:p>60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069">
                <text:p>6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070">
                <text:p>6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071">
                <text:p>60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072">
                <text:p>60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073">
                <text:p>60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074">
                <text:p>60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075">
                <text:p>60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76">
                <text:p>60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077">
                <text:p>60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078">
                <text:p>60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079">
                <text:p>60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080">
                <text:p>60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081">
                <text:p>60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082">
                <text:p>60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083">
                <text:p>60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084">
                <text:p>60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085">
                <text:p>60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086">
                <text:p>60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087">
                <text:p>60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088">
                <text:p>60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089">
                <text:p>60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090">
                <text:p>60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091">
                <text:p>60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092">
                <text:p>60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093">
                <text:p>60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094">
                <text:p>60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095">
                <text:p>60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096">
                <text:p>60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097">
                <text:p>60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098">
                <text:p>60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099">
                <text:p>60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100">
                <text:p>6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101">
                <text:p>61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102">
                <text:p>61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103">
                <text:p>61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104">
                <text:p>61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105">
                <text:p>61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106">
                <text:p>61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107">
                <text:p>61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108">
                <text:p>6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109">
                <text:p>61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110">
                <text:p>6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111">
                <text:p>6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112">
                <text:p>61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113">
                <text:p>61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114">
                <text:p>61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115">
                <text:p>6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116">
                <text:p>61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117">
                <text:p>61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118">
                <text:p>61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119">
                <text:p>61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120">
                <text:p>6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121">
                <text:p>61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122">
                <text:p>61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123">
                <text:p>61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124">
                <text:p>61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125">
                <text:p>6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126">
                <text:p>61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127">
                <text:p>61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128">
                <text:p>61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129">
                <text:p>61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130">
                <text:p>61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131">
                <text:p>61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132">
                <text:p>61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33">
                <text:p>61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134">
                <text:p>6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135">
                <text:p>613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136">
                <text:p>61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137">
                <text:p>61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138">
                <text:p>61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139">
                <text:p>61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140">
                <text:p>61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141">
                <text:p>61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142">
                <text:p>61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143">
                <text:p>61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144">
                <text:p>61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145">
                <text:p>61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146">
                <text:p>61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147">
                <text:p>61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148">
                <text:p>6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149">
                <text:p>61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150">
                <text:p>61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151">
                <text:p>61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152">
                <text:p>61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153">
                <text:p>61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154">
                <text:p>6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155">
                <text:p>61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56">
                <text:p>61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157">
                <text:p>6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158">
                <text:p>61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159">
                <text:p>61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160">
                <text:p>61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161">
                <text:p>6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162">
                <text:p>61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163">
                <text:p>61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164">
                <text:p>6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165">
                <text:p>61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166">
                <text:p>61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167">
                <text:p>6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168">
                <text:p>61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169">
                <text:p>61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170">
                <text:p>61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171">
                <text:p>61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172">
                <text:p>61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173">
                <text:p>61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74">
                <text:p>6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175">
                <text:p>61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176">
                <text:p>61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177">
                <text:p>6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178">
                <text:p>61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179">
                <text:p>61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180">
                <text:p>6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181">
                <text:p>6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182">
                <text:p>61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183">
                <text:p>61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184">
                <text:p>61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185">
                <text:p>61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186">
                <text:p>61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187">
                <text:p>61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188">
                <text:p>61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189">
                <text:p>61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190">
                <text:p>61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191">
                <text:p>61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192">
                <text:p>61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193">
                <text:p>61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194">
                <text:p>6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195">
                <text:p>61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196">
                <text:p>61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197">
                <text:p>61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198">
                <text:p>61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199">
                <text:p>61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200">
                <text:p>6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201">
                <text:p>62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202">
                <text:p>62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203">
                <text:p>62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204">
                <text:p>62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205">
                <text:p>62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206">
                <text:p>62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207">
                <text:p>62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208">
                <text:p>62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209">
                <text:p>62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210">
                <text:p>62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211">
                <text:p>62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212">
                <text:p>62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213">
                <text:p>62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214">
                <text:p>62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215">
                <text:p>62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216">
                <text:p>62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217">
                <text:p>62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18">
                <text:p>62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219">
                <text:p>62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220">
                <text:p>62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221">
                <text:p>62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222">
                <text:p>62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223">
                <text:p>62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224">
                <text:p>6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225">
                <text:p>6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226">
                <text:p>62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227">
                <text:p>62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228">
                <text:p>6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229">
                <text:p>6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230">
                <text:p>62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231">
                <text:p>62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232">
                <text:p>62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233">
                <text:p>62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234">
                <text:p>62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235">
                <text:p>62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236">
                <text:p>62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237">
                <text:p>62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238">
                <text:p>62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239">
                <text:p>62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240">
                <text:p>62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241">
                <text:p>6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242">
                <text:p>6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243">
                <text:p>62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244">
                <text:p>62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245">
                <text:p>62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246">
                <text:p>62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247">
                <text:p>62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248">
                <text:p>62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249">
                <text:p>62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250">
                <text:p>62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251">
                <text:p>6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252">
                <text:p>62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253">
                <text:p>62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254">
                <text:p>62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255">
                <text:p>62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256">
                <text:p>62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257">
                <text:p>62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258">
                <text:p>62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259">
                <text:p>62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260">
                <text:p>62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261">
                <text:p>62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262">
                <text:p>62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263">
                <text:p>62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264">
                <text:p>62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265">
                <text:p>62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266">
                <text:p>62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267">
                <text:p>62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268">
                <text:p>62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269">
                <text:p>62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270">
                <text:p>62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271">
                <text:p>62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272">
                <text:p>62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273">
                <text:p>62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274">
                <text:p>62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275">
                <text:p>62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276">
                <text:p>62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277">
                <text:p>62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278">
                <text:p>62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279">
                <text:p>62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280">
                <text:p>62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281">
                <text:p>62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282">
                <text:p>62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283">
                <text:p>62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284">
                <text:p>62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285">
                <text:p>6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286">
                <text:p>62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287">
                <text:p>62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288">
                <text:p>62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289">
                <text:p>62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290">
                <text:p>62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291">
                <text:p>62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292">
                <text:p>62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293">
                <text:p>62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294">
                <text:p>62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295">
                <text:p>62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296">
                <text:p>62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297">
                <text:p>62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298">
                <text:p>6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299">
                <text:p>6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300">
                <text:p>63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301">
                <text:p>6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302">
                <text:p>63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303">
                <text:p>63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304">
                <text:p>63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305">
                <text:p>63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306">
                <text:p>6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307">
                <text:p>63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308">
                <text:p>63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309">
                <text:p>63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310">
                <text:p>63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311">
                <text:p>63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312">
                <text:p>63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313">
                <text:p>63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14">
                <text:p>63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315">
                <text:p>63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316">
                <text:p>63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317">
                <text:p>6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318">
                <text:p>63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319">
                <text:p>63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320">
                <text:p>6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321">
                <text:p>63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322">
                <text:p>63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323">
                <text:p>63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324">
                <text:p>63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325">
                <text:p>63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326">
                <text:p>63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327">
                <text:p>63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328">
                <text:p>63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329">
                <text:p>63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330">
                <text:p>63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331">
                <text:p>63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332">
                <text:p>63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333">
                <text:p>63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334">
                <text:p>63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335">
                <text:p>63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336">
                <text:p>63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337">
                <text:p>63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338">
                <text:p>63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339">
                <text:p>63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340">
                <text:p>63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341">
                <text:p>6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342">
                <text:p>6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343">
                <text:p>6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344">
                <text:p>63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345">
                <text:p>6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346">
                <text:p>63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347">
                <text:p>63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348">
                <text:p>6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349">
                <text:p>63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6350">
                <text:p>63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351">
                <text:p>63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6352">
                <text:p>63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353">
                <text:p>63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354">
                <text:p>63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355">
                <text:p>63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356">
                <text:p>63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357">
                <text:p>63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358">
                <text:p>63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359">
                <text:p>63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360">
                <text:p>63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361">
                <text:p>63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362">
                <text:p>63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363">
                <text:p>63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364">
                <text:p>63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65">
                <text:p>6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366">
                <text:p>63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367">
                <text:p>63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368">
                <text:p>63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369">
                <text:p>63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370">
                <text:p>63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371">
                <text:p>63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372">
                <text:p>63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373">
                <text:p>6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374">
                <text:p>63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375">
                <text:p>63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376">
                <text:p>63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377">
                <text:p>63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378">
                <text:p>63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379">
                <text:p>6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380">
                <text:p>63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381">
                <text:p>6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382">
                <text:p>63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383">
                <text:p>63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384">
                <text:p>63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385">
                <text:p>63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386">
                <text:p>63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387">
                <text:p>63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388">
                <text:p>63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389">
                <text:p>63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390">
                <text:p>63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391">
                <text:p>63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392">
                <text:p>63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393">
                <text:p>63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394">
                <text:p>63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395">
                <text:p>63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396">
                <text:p>63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397">
                <text:p>63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398">
                <text:p>63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399">
                <text:p>6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400">
                <text:p>6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401">
                <text:p>64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402">
                <text:p>64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403">
                <text:p>64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04">
                <text:p>64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405">
                <text:p>64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406">
                <text:p>64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407">
                <text:p>64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408">
                <text:p>64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409">
                <text:p>64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410">
                <text:p>6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411">
                <text:p>64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412">
                <text:p>64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413">
                <text:p>64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414">
                <text:p>64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415">
                <text:p>64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416">
                <text:p>64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417">
                <text:p>64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418">
                <text:p>64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419">
                <text:p>64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420">
                <text:p>64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421">
                <text:p>64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422">
                <text:p>64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423">
                <text:p>64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424">
                <text:p>64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425">
                <text:p>64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426">
                <text:p>64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427">
                <text:p>64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428">
                <text:p>6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429">
                <text:p>64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430">
                <text:p>64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431">
                <text:p>64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432">
                <text:p>6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433">
                <text:p>64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434">
                <text:p>64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435">
                <text:p>64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436">
                <text:p>6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437">
                <text:p>64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438">
                <text:p>64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439">
                <text:p>64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440">
                <text:p>64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441">
                <text:p>64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442">
                <text:p>64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443">
                <text:p>64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444">
                <text:p>64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445">
                <text:p>64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6446">
                <text:p>64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6447">
                <text:p>64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448">
                <text:p>64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6449">
                <text:p>64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450">
                <text:p>64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6451">
                <text:p>64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452">
                <text:p>64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453">
                <text:p>64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6454">
                <text:p>64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6455">
                <text:p>64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6456">
                <text:p>64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6457">
                <text:p>64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458">
                <text:p>6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459">
                <text:p>64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460">
                <text:p>64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461">
                <text:p>64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462">
                <text:p>64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463">
                <text:p>64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464">
                <text:p>64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465">
                <text:p>64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466">
                <text:p>64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467">
                <text:p>64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68">
                <text:p>64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469">
                <text:p>64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470">
                <text:p>64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471">
                <text:p>64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472">
                <text:p>64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473">
                <text:p>64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474">
                <text:p>64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475">
                <text:p>64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476">
                <text:p>64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477">
                <text:p>64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478">
                <text:p>6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479">
                <text:p>6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480">
                <text:p>6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481">
                <text:p>64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482">
                <text:p>64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483">
                <text:p>64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484">
                <text:p>64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485">
                <text:p>64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486">
                <text:p>64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487">
                <text:p>64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488">
                <text:p>64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489">
                <text:p>64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490">
                <text:p>64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491">
                <text:p>64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492">
                <text:p>6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493">
                <text:p>64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494">
                <text:p>64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495">
                <text:p>64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496">
                <text:p>64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497">
                <text:p>64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498">
                <text:p>64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499">
                <text:p>64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500">
                <text:p>6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501">
                <text:p>65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502">
                <text:p>65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503">
                <text:p>65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504">
                <text:p>65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05">
                <text:p>65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506">
                <text:p>65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507">
                <text:p>65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508">
                <text:p>65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509">
                <text:p>65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510">
                <text:p>65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511">
                <text:p>65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512">
                <text:p>65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513">
                <text:p>65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514">
                <text:p>65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515">
                <text:p>65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516">
                <text:p>65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517">
                <text:p>65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518">
                <text:p>65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519">
                <text:p>65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520">
                <text:p>65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521">
                <text:p>65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522">
                <text:p>65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523">
                <text:p>65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524">
                <text:p>65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525">
                <text:p>65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526">
                <text:p>65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527">
                <text:p>65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528">
                <text:p>65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529">
                <text:p>65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530">
                <text:p>65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531">
                <text:p>65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532">
                <text:p>65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533">
                <text:p>65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534">
                <text:p>65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535">
                <text:p>65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536">
                <text:p>65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537">
                <text:p>65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538">
                <text:p>65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539">
                <text:p>65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40">
                <text:p>65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541">
                <text:p>65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542">
                <text:p>65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543">
                <text:p>65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44">
                <text:p>65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545">
                <text:p>65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546">
                <text:p>65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547">
                <text:p>65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548">
                <text:p>65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549">
                <text:p>65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550">
                <text:p>65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551">
                <text:p>65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552">
                <text:p>65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553">
                <text:p>65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554">
                <text:p>65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555">
                <text:p>65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556">
                <text:p>6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557">
                <text:p>65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558">
                <text:p>65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559">
                <text:p>65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560">
                <text:p>65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561">
                <text:p>6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562">
                <text:p>65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563">
                <text:p>656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564">
                <text:p>65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565">
                <text:p>65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566">
                <text:p>6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567">
                <text:p>65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568">
                <text:p>65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569">
                <text:p>65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570">
                <text:p>6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6571">
                <text:p>65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572">
                <text:p>65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573">
                <text:p>657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574">
                <text:p>65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575">
                <text:p>65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576">
                <text:p>657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577">
                <text:p>65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578">
                <text:p>65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579">
                <text:p>65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580">
                <text:p>65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6581">
                <text:p>65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582">
                <text:p>65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583">
                <text:p>65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584">
                <text:p>65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585">
                <text:p>65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6586">
                <text:p>6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587">
                <text:p>6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588">
                <text:p>65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6589">
                <text:p>65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590">
                <text:p>65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591">
                <text:p>65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592">
                <text:p>65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593">
                <text:p>65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94">
                <text:p>659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595">
                <text:p>65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596">
                <text:p>65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6597">
                <text:p>6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598">
                <text:p>65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6599">
                <text:p>65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600">
                <text:p>66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6601">
                <text:p>66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602">
                <text:p>66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603">
                <text:p>66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6604">
                <text:p>66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605">
                <text:p>6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606">
                <text:p>66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607">
                <text:p>6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608">
                <text:p>66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609">
                <text:p>66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610">
                <text:p>66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611">
                <text:p>66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612">
                <text:p>66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613">
                <text:p>66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614">
                <text:p>6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615">
                <text:p>66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616">
                <text:p>66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617">
                <text:p>66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618">
                <text:p>6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619">
                <text:p>66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620">
                <text:p>66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621">
                <text:p>6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622">
                <text:p>6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6623">
                <text:p>66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624">
                <text:p>66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625">
                <text:p>66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6626">
                <text:p>66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6627">
                <text:p>6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628">
                <text:p>66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6629">
                <text:p>66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6630">
                <text:p>66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631">
                <text:p>6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632">
                <text:p>6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633">
                <text:p>66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634">
                <text:p>6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635">
                <text:p>6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636">
                <text:p>66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637">
                <text:p>6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638">
                <text:p>66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639">
                <text:p>66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640">
                <text:p>66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641">
                <text:p>66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642">
                <text:p>66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643">
                <text:p>66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644">
                <text:p>6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645">
                <text:p>66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646">
                <text:p>66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647">
                <text:p>66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648">
                <text:p>66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649">
                <text:p>66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0000">
                <text:p>80000</text:p>
              </table:table-cell>
              <table:table-cell office:value-type="float" office:value="114156">
                <text:p>11415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40000">
                <text:p>140000</text:p>
              </table:table-cell>
              <table:table-cell office:value-type="float" office:value="555566">
                <text:p>55556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2000">
                <text:p>120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5000">
                <text:p>25000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50000">
                <text:p>50000</text:p>
              </table:table-cell>
              <table:table-cell office:value-type="float" office:value="30221">
                <text:p>30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